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73f7" officeooo:paragraph-rsid="001973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</text:p>
      <text:p text:style-name="P1">#define NUM_STEPS 3</text:p>
      <text:p text:style-name="P1"></text:p>
      <text:p text:style-name="P1">void reverse_triangle(void) {</text:p>
      <text:p text:style-name="P1"><text:s text:c="2"/>for (int i = 6; i &gt;= 0; i--) {</text:p>
      <text:p text:style-name="P1"><text:s text:c="4"/>for (int j = i; j &gt; 0; j--) {</text:p>
      <text:p text:style-name="P1"><text:s text:c="6"/>printf("*") ;</text:p>
      <text:p text:style-name="P1"><text:s text:c="4"/>}</text:p>
      <text:p text:style-name="P1"><text:s text:c="4"/>printf("n");</text:p>
      <text:p text:style-name="P1"><text:s text:c="2"/>}</text:p>
      <text:p text:style-name="P1">}</text:p>
      <text:p text:style-name="P1"></text:p>
      <text:p text:style-name="P1">void pyramid(void) {</text:p>
      <text:p text:style-name="P1"><text:s text:c="2"/>for (int i = 6; i&gt;0; i--) {</text:p>
      <text:p text:style-name="P1"><text:s text:c="4"/>for (int j = 0; j &lt; (i-1); j++) {</text:p>
      <text:p text:style-name="P1"><text:s text:c="6"/>printf(".") ;</text:p>
      <text:p text:style-name="P1"><text:s text:c="4"/>}</text:p>
      <text:p text:style-name="P1"><text:s text:c="4"/>for (int k = 13; k &gt; (i*2); k--) {</text:p>
      <text:p text:style-name="P1"><text:s text:c="6"/>printf("#") ;</text:p>
      <text:p text:style-name="P1"><text:s text:c="4"/>}</text:p>
      <text:p text:style-name="P1"><text:s text:c="4"/>for(int l = 0; l &lt; (i-1); l++) {</text:p>
      <text:p text:style-name="P1"><text:s text:c="6"/>printf(".");</text:p>
      <text:p text:style-name="P1"><text:s text:c="4"/>}</text:p>
      <text:p text:style-name="P1"><text:s text:c="4"/>printf("n");</text:p>
      <text:p text:style-name="P1"><text:s text:c="2"/>}</text:p>
      <text:p text:style-name="P1">}</text:p>
      <text:p text:style-name="P1"></text:p>
      <text:p text:style-name="P1">void peak(void) {</text:p>
      <text:p text:style-name="P1"><text:s text:c="2"/>printf(" <text:s text:c="12"/>/\ <text:s text:c="12"/>n");</text:p>
      <text:p text:style-name="P1"><text:s text:c="2"/>printf(" <text:s text:c="11"/>//\\ <text:s text:c="11"/>n");</text:p>
      <text:p text:style-name="P1"><text:s text:c="2"/>printf(" <text:s text:c="10"/>//\/\\ <text:s text:c="10"/>n");</text:p>
      <text:p text:style-name="P1"><text:s text:c="2"/>printf(" <text:s text:c="9"/>//\/\/\\ <text:s text:c="9"/>n");</text:p>
      <text:p text:style-name="P1"><text:s text:c="2"/>printf(" <text:s text:c="8"/>//\/\/\/\\ <text:s text:c="8"/>n");</text:p>
      <text:p text:style-name="P1">}</text:p>
      <text:p text:style-name="P1"></text:p>
      <text:p text:style-name="P1">void tower(void) {</text:p>
      <text:p text:style-name="P1"><text:s text:c="2"/>printf("---------| %% <text:s text:c="3"/>% |---------n");</text:p>
      <text:p text:style-name="P1"><text:s text:c="2"/>printf(" o o o o | %% <text:s text:c="3"/>% | o o o o n");</text:p>
      <text:p text:style-name="P1"><text:s text:c="2"/>printf("---------| %% <text:s text:c="3"/>% |---------n");</text:p>
      <text:p text:style-name="P1">}</text:p>
      <text:p text:style-name="P1"><text:s/></text:p>
      <text:p text:style-name="P1">void first_steps(void) {</text:p>
      <text:p text:style-name="P1"><text:s text:c="2"/>printf("~^~^~^~^~/--------\~^~^~^~^~n");</text:p>
      <text:p text:style-name="P1"><text:s text:c="2"/>printf("^~^~^~^~/----------\~^~^~^~^n");</text:p>
      <text:p text:style-name="P1"><text:s text:c="2"/>printf(" <text:s text:c="7"/>|==========| <text:s text:c="7"/>n");</text:p>
      <text:p text:style-name="P1">}</text:p>
      <text:p text:style-name="P1"></text:p>
      <text:p text:style-name="P1">void second_steps(void) {</text:p>
      <text:p text:style-name="P1"><text:s text:c="2"/>printf("~^~^~^~/------------\~^~^~^~n");</text:p>
      <text:p text:style-name="P1"><text:s text:c="2"/>printf("^~^~^~/--------------\~^~^~^n");</text:p>
      <text:p text:style-name="P1"><text:s text:c="2"/>printf(" <text:s text:c="5"/>|==============| <text:s text:c="6"/>n");</text:p>
      <text:p text:style-name="P1">}</text:p>
      <text:p text:style-name="P1"></text:p>
      <text:p text:style-name="P1">void third_steps(void) {</text:p>
      <text:p text:style-name="P1"><text:s text:c="2"/>printf("~^~^~/----------------\~^~^~n");</text:p>
      <text:p text:style-name="P1"><text:s text:c="2"/>printf("^~^~/------------------\~^~^n");</text:p>
      <text:p text:style-name="P1"><text:s text:c="2"/>printf(" <text:s text:c="3"/>|==================| <text:s text:c="3"/>n");</text:p>
      <text:p text:style-name="P1">}</text:p>
      <text:p text:style-name="P1"></text:p>
      <text:p text:style-name="P1"><text:soft-page-break/>void base(void) {</text:p>
      <text:p text:style-name="P1"><text:s text:c="2"/>printf(" <text:s text:c="2"/>/ <text:s text:c="19"/>\ <text:s text:c="2"/>n");</text:p>
      <text:p text:style-name="P1"><text:s text:c="2"/>printf(" <text:s/>/ <text:s/>================== <text:s/>\ <text:s/>n");</text:p>
      <text:p text:style-name="P1"><text:s text:c="2"/>printf(" / <text:s/>/ """""""""""""""" \ <text:s/>\ n");</text:p>
      <text:p text:style-name="P1"><text:s text:c="2"/>printf("| <text:s/>| """""""""""""""""" | <text:s/>|n");</text:p>
      <text:p text:style-name="P1"><text:s text:c="2"/>printf(" \ <text:s/>\ """""""""""""""" / <text:s/>/ n");</text:p>
      <text:p text:style-name="P1"><text:s text:c="2"/>printf(" <text:s/>\ <text:s/>================== <text:s/>/ <text:s/>n");</text:p>
      <text:p text:style-name="P1"><text:s text:c="2"/>printf(" <text:s text:c="2"/>\____________________/ <text:s text:c="2"/>n");</text:p>
      <text:p text:style-name="P1">}</text:p>
      <text:p text:style-name="P1"><text:s text:c="2"/></text:p>
      <text:p text:style-name="P1">void rocky_steps(void) {</text:p>
      <text:p text:style-name="P1"><text:s text:c="2"/>peak();</text:p>
      <text:p text:style-name="P1"><text:s text:c="2"/>tower();</text:p>
      <text:p text:style-name="P1"><text:s text:c="2"/>first_steps();</text:p>
      <text:p text:style-name="P1"><text:s text:c="2"/>second_steps();</text:p>
      <text:p text:style-name="P1"><text:s text:c="2"/>third_steps();</text:p>
      <text:p text:style-name="P1"><text:s text:c="2"/>base();</text:p>
      <text:p text:style-name="P1">}</text:p>
      <text:p text:style-name="P1"></text:p>
      <text:p text:style-name="P1">int main(void) {</text:p>
      <text:p text:style-name="P1"><text:s text:c="2"/>reverse_triangle();</text:p>
      <text:p text:style-name="P1"><text:s text:c="2"/>pyramid();</text:p>
      <text:p text:style-name="P1"><text:s text:c="2"/>rocky_steps();</text:p>
      <text:p text:style-name="P1"><text:s text:c="2"/>return 0;</text:p>
      <text:p text:style-name="P1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84" meta:word-count="230" meta:character-count="1835" meta:non-whitespace-character-count="1285"/>
    <meta:generator>LibreOffice/4.3.3.2$Linux_X86_64 LibreOffice_project/430m0$Build-2</meta:generator>
  </office:meta>
</office:document-meta>
</file>